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3.0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31.26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37.39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10.83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26.49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40.34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9.47mm"/>
    </style:style>
    <style:style style:name="co26" style:family="table-column">
      <style:table-column-properties fo:break-before="auto" style:column-width="200.78mm"/>
    </style:style>
    <style:style style:name="co27" style:family="table-column">
      <style:table-column-properties fo:break-before="auto" style:column-width="38.75mm"/>
    </style:style>
    <style:style style:name="co28" style:family="table-column">
      <style:table-column-properties fo:break-before="auto" style:column-width="67.73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5.21mm"/>
    </style:style>
    <style:style style:name="co31" style:family="table-column">
      <style:table-column-properties fo:break-before="auto" style:column-width="588.86mm"/>
    </style:style>
    <style:style style:name="co32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4.35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23.14mm" fo:break-before="auto" style:use-optimal-row-height="true"/>
    </style:style>
    <style:style style:name="ro5" style:family="table-row">
      <style:table-row-properties style:row-height="46.95mm" fo:break-before="auto" style:use-optimal-row-height="true"/>
    </style:style>
    <style:style style:name="ro6" style:family="table-row">
      <style:table-row-properties style:row-height="17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0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des</text:p>
          </table:table-cell>
          <table:table-cell table:style-name="ce8" office:value-type="string" calcext:value-type="string">
            <text:p>Processes per node</text:p>
          </table:table-cell>
          <table:table-cell table:style-name="ce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2]*[.G2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1" calcext:value-type="float">
            <text:p>1001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3]-[.G3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3]*[.G3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2" calcext:value-type="float">
            <text:p>1002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40" calcext:value-type="float">
            <text:p>4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4]-[.G4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4]*[.G4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3" calcext:value-type="float">
            <text:p>1003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44" calcext:value-type="float">
            <text:p>44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5]-[.G5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5]*[.G5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4" calcext:value-type="float">
            <text:p>1004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52" calcext:value-type="float">
            <text:p>52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6]-[.G6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6]*[.G6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5" calcext:value-type="float">
            <text:p>1005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6" calcext:value-type="float">
            <text:p>1006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8]-[.G8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8]*[.G8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7" calcext:value-type="float">
            <text:p>100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40" calcext:value-type="float">
            <text:p>4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9]-[.G9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9]*[.G9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8" calcext:value-type="float">
            <text:p>1008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44" calcext:value-type="float">
            <text:p>44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10]-[.G10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9" calcext:value-type="float">
            <text:p>1009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52" calcext:value-type="float">
            <text:p>52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11]-[.G11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1]*[.G11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2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1])" office:value-type="float" office:value="12480" calcext:value-type="float">
            <text:p>1248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  <table:table-cell table:style-name="ce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4">
          <table:table-cell table:style-name="ce5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5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2]*[.G2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12.5" calcext:value-type="float">
            <text:p>12,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2]*[.S2]/3600" office:value-type="float" office:value="12.5" calcext:value-type="float">
            <text:p>1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2"/>
        </table:table-row>
        <table:table-row table:style-name="ro5"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3]-[.G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400" calcext:value-type="float">
            <text:p>4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3]*[.S3]/3600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36" calcext:value-type="float">
            <text:p>36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4]-[.G4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4]*[.G4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400" calcext:value-type="float">
            <text:p>400</text:p>
          </table:table-cell>
          <table:table-cell table:style-name="ce14" table:formula="of:=[.R4]/[.O4]" office:value-type="float" office:value="50" calcext:value-type="float">
            <text:p>5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4]*[.S4]/3600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36" calcext:value-type="float">
            <text:p>36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5]-[.G5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5]*[.G5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400" calcext:value-type="float">
            <text:p>400</text:p>
          </table:table-cell>
          <table:table-cell table:style-name="ce14" table:formula="of:=[.R5]/[.O5]" office:value-type="float" office:value="100" calcext:value-type="float">
            <text:p>1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5]*[.S5]/3600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36" calcext:value-type="float">
            <text:p>36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6]-[.G6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6]*[.G6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400" calcext:value-type="float">
            <text:p>400</text:p>
          </table:table-cell>
          <table:table-cell table:style-name="ce14" table:formula="of:=[.R6]/[.O6]" office:value-type="float" office:value="200" calcext:value-type="float">
            <text:p>2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6]*[.S6]/3600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7]*[.S7]/3600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8]-[.G8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8]*[.G8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400" calcext:value-type="float">
            <text:p>400</text:p>
          </table:table-cell>
          <table:table-cell table:style-name="ce14" table:formula="of:=[.R8]/[.O8]" office:value-type="float" office:value="12.5" calcext:value-type="float">
            <text:p>12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36" calcext:value-type="float">
            <text:p>36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9]-[.G9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9]*[.G9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400" calcext:value-type="float">
            <text:p>400</text:p>
          </table:table-cell>
          <table:table-cell table:style-name="ce14" table:formula="of:=[.R9]/[.O9]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36" calcext:value-type="float">
            <text:p>36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0]-[.G10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400" calcext:value-type="float">
            <text:p>40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36" calcext:value-type="float">
            <text:p>36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1]-[.G11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11]*[.G11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400" calcext:value-type="float">
            <text:p>400</text:p>
          </table:table-cell>
          <table:table-cell table:style-name="ce14" table:formula="of:=[.R11]/[.O11]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2]*[.C12]" office:value-type="float" office:value="36" calcext:value-type="float">
            <text:p>36</text:p>
          </table:table-cell>
          <table:table-cell table:style-name="ce14" table:formula="of:=[.C12]*[.D1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2]-[.G1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2]*[.H1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2]-[.K1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2]/3600*[.F12]*[.B12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12]*[.G12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2]/[.G12]" office:value-type="float" office:value="400" calcext:value-type="float">
            <text:p>400</text:p>
          </table:table-cell>
          <table:table-cell table:style-name="ce14" table:formula="of:=[.R12]/[.O12]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2]*[.S1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" table:formula="of:=FLOOR(([.M12]+20)/3600)" office:value-type="float" office:value="6" calcext:value-type="float">
            <text:p>6</text:p>
          </table:table-cell>
          <table:table-cell table:style-name="ce9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9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15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1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3]*[.C13]" office:value-type="float" office:value="36" calcext:value-type="float">
            <text:p>36</text:p>
          </table:table-cell>
          <table:table-cell table:style-name="ce14" table:formula="of:=[.C13]*[.D1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3]-[.G1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3]*[.H1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3]-[.K1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3]/3600*[.F13]*[.B13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13]*[.G13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3]/[.G13]" office:value-type="float" office:value="400" calcext:value-type="float">
            <text:p>400</text:p>
          </table:table-cell>
          <table:table-cell table:style-name="ce14" table:formula="of:=[.R13]/[.O13]" office:value-type="float" office:value="400" calcext:value-type="float">
            <text:p>4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3]*[.S1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" table:formula="of:=FLOOR(([.M13]+20)/3600)" office:value-type="float" office:value="6" calcext:value-type="float">
            <text:p>6</text:p>
          </table:table-cell>
          <table:table-cell table:style-name="ce9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9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15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1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12960" calcext:value-type="float">
            <text:p>1296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6">
          <table:table-cell table:style-name="ce5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</table:table-row>
        <table:table-row table:style-name="ro5">
          <table:table-cell table:style-name="ce4" office:value-type="float" office:value="3000" calcext:value-type="float">
            <text:p>3000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2]*[.C2]" office:value-type="float" office:value="80" calcext:value-type="float">
            <text:p>80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2]*[.H2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2]-[.K2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2]/3600*[.F2]*[.B2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2]*[.G2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1" calcext:value-type="float">
            <text:p>1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5">
          <table:table-cell table:style-name="ce4" office:value-type="float" office:value="3001" calcext:value-type="float">
            <text:p>3001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3]*[.C3]" office:value-type="float" office:value="160" calcext:value-type="float">
            <text:p>160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3]-[.G3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3]*[.H3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3]-[.K3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3]/3600*[.F3]*[.B3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1" calcext:value-type="float">
            <text:p>1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4" office:value-type="float" office:value="3002" calcext:value-type="float">
            <text:p>3002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4]*[.C4]" office:value-type="float" office:value="320" calcext:value-type="float">
            <text:p>32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4]-[.G4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4]*[.H4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4]-[.K4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4]/3600*[.F4]*[.B4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4]*[.G4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1" calcext:value-type="float">
            <text:p>1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4" office:value-type="float" office:value="3003" calcext:value-type="float">
            <text:p>3003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5]*[.C5]" office:value-type="float" office:value="640" calcext:value-type="float">
            <text:p>640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5]-[.G5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5]*[.H5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5]-[.K5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5]/3600*[.F5]*[.B5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5]*[.G5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1" calcext:value-type="float">
            <text:p>1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4" office:value-type="float" office:value="3004" calcext:value-type="float">
            <text:p>3004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6]*[.C6]" office:value-type="float" office:value="1280" calcext:value-type="float">
            <text:p>1280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6]-[.G6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6]*[.H6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6]-[.K6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6]/3600*[.F6]*[.B6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6]*[.G6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1" calcext:value-type="float">
            <text:p>1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4" office:value-type="float" office:value="3005" calcext:value-type="float">
            <text:p>3005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7]*[.C7]" office:value-type="float" office:value="80" calcext:value-type="float">
            <text:p>80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7]*[.H7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7]-[.K7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7]/3600*[.F7]*[.B7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7]*[.G7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1" calcext:value-type="float">
            <text:p>1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4" office:value-type="float" office:value="3006" calcext:value-type="float">
            <text:p>3006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8]*[.C8]" office:value-type="float" office:value="160" calcext:value-type="float">
            <text:p>160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8]-[.G8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8]*[.H8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8]-[.K8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8]/3600*[.F8]*[.B8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8]*[.G8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1" calcext:value-type="float">
            <text:p>1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4" office:value-type="float" office:value="3007" calcext:value-type="float">
            <text:p>3007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9]*[.C9]" office:value-type="float" office:value="320" calcext:value-type="float">
            <text:p>32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9]-[.G9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9]*[.H9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9]-[.K9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9]/3600*[.F9]*[.B9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9]*[.G9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1" calcext:value-type="float">
            <text:p>1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4" office:value-type="float" office:value="3008" calcext:value-type="float">
            <text:p>3008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0]*[.C10]" office:value-type="float" office:value="640" calcext:value-type="float">
            <text:p>640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10]-[.G10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0]*[.H10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0]-[.K10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0]/3600*[.F10]*[.B10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0]*[.G10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1" calcext:value-type="float">
            <text:p>1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4" office:value-type="float" office:value="3009" calcext:value-type="float">
            <text:p>3009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1]*[.C11]" office:value-type="float" office:value="1280" calcext:value-type="float">
            <text:p>1280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11]-[.G11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1]*[.H11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1]-[.K11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1]/3600*[.F11]*[.B11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1]*[.G11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1" calcext:value-type="float">
            <text:p>1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9920" calcext:value-type="float">
            <text:p>992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5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2]/3600*[.F2]*[.B2]" office:value-type="float" office:value="1078.5" calcext:value-type="float">
            <text:p>1078,5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2]*[.G2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12.5" calcext:value-type="float">
            <text:p>12,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5" calcext:value-type="float">
            <text:p>5</text:p>
          </table:table-cell>
          <table:table-cell table:style-name="ce9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1" calcext:value-type="float">
            <text:p>4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3]-[.G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3]/3600*[.F3]*[.B3]" office:value-type="float" office:value="1078.5" calcext:value-type="float">
            <text:p>1078,5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400" calcext:value-type="float">
            <text:p>4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" table:formula="of:=FLOOR(([.M3]+20)/3600)" office:value-type="float" office:value="5" calcext:value-type="float">
            <text:p>5</text:p>
          </table:table-cell>
          <table:table-cell table:style-name="ce9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2" calcext:value-type="float">
            <text:p>40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36" calcext:value-type="float">
            <text:p>36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4]-[.G4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4]/3600*[.F4]*[.B4]" office:value-type="float" office:value="1078.5" calcext:value-type="float">
            <text:p>1078,5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4]*[.G4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400" calcext:value-type="float">
            <text:p>400</text:p>
          </table:table-cell>
          <table:table-cell table:style-name="ce14" table:formula="of:=[.R4]/[.O4]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" table:formula="of:=FLOOR(([.M4]+20)/3600)" office:value-type="float" office:value="5" calcext:value-type="float">
            <text:p>5</text:p>
          </table:table-cell>
          <table:table-cell table:style-name="ce9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3" calcext:value-type="float">
            <text:p>40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36" calcext:value-type="float">
            <text:p>36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5]-[.G5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5]/3600*[.F5]*[.B5]" office:value-type="float" office:value="1078.5" calcext:value-type="float">
            <text:p>1078,5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5]*[.G5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400" calcext:value-type="float">
            <text:p>400</text:p>
          </table:table-cell>
          <table:table-cell table:style-name="ce14" table:formula="of:=[.R5]/[.O5]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" table:formula="of:=FLOOR(([.M5]+20)/3600)" office:value-type="float" office:value="5" calcext:value-type="float">
            <text:p>5</text:p>
          </table:table-cell>
          <table:table-cell table:style-name="ce9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4" calcext:value-type="float">
            <text:p>40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36" calcext:value-type="float">
            <text:p>36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6]-[.G6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6]/3600*[.F6]*[.B6]" office:value-type="float" office:value="1078.5" calcext:value-type="float">
            <text:p>1078,5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6]*[.G6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400" calcext:value-type="float">
            <text:p>400</text:p>
          </table:table-cell>
          <table:table-cell table:style-name="ce14" table:formula="of:=[.R6]/[.O6]" office:value-type="float" office:value="200" calcext:value-type="float">
            <text:p>2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" table:formula="of:=FLOOR(([.M6]+20)/3600)" office:value-type="float" office:value="5" calcext:value-type="float">
            <text:p>5</text:p>
          </table:table-cell>
          <table:table-cell table:style-name="ce9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5" calcext:value-type="float">
            <text:p>40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7]/3600*[.F7]*[.B7]" office:value-type="float" office:value="1078.5" calcext:value-type="float">
            <text:p>1078,5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5" calcext:value-type="float">
            <text:p>5</text:p>
          </table:table-cell>
          <table:table-cell table:style-name="ce9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6" calcext:value-type="float">
            <text:p>40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8]-[.G8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8]/3600*[.F8]*[.B8]" office:value-type="float" office:value="1078.5" calcext:value-type="float">
            <text:p>1078,5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8]*[.G8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400" calcext:value-type="float">
            <text:p>400</text:p>
          </table:table-cell>
          <table:table-cell table:style-name="ce14" table:formula="of:=[.R8]/[.O8]" office:value-type="float" office:value="12.5" calcext:value-type="float">
            <text:p>12,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" table:formula="of:=FLOOR(([.M8]+20)/3600)" office:value-type="float" office:value="5" calcext:value-type="float">
            <text:p>5</text:p>
          </table:table-cell>
          <table:table-cell table:style-name="ce9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7" calcext:value-type="float">
            <text:p>400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36" calcext:value-type="float">
            <text:p>36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9]-[.G9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9]/3600*[.F9]*[.B9]" office:value-type="float" office:value="1078.5" calcext:value-type="float">
            <text:p>1078,5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9]*[.G9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400" calcext:value-type="float">
            <text:p>400</text:p>
          </table:table-cell>
          <table:table-cell table:style-name="ce14" table:formula="of:=[.R9]/[.O9]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" table:formula="of:=FLOOR(([.M9]+20)/3600)" office:value-type="float" office:value="5" calcext:value-type="float">
            <text:p>5</text:p>
          </table:table-cell>
          <table:table-cell table:style-name="ce9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8" calcext:value-type="float">
            <text:p>400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36" calcext:value-type="float">
            <text:p>36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0]-[.G10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0]/3600*[.F10]*[.B10]" office:value-type="float" office:value="1078.5" calcext:value-type="float">
            <text:p>1078,5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400" calcext:value-type="float">
            <text:p>40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" table:formula="of:=FLOOR(([.M10]+20)/3600)" office:value-type="float" office:value="5" calcext:value-type="float">
            <text:p>5</text:p>
          </table:table-cell>
          <table:table-cell table:style-name="ce9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9" calcext:value-type="float">
            <text:p>40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36" calcext:value-type="float">
            <text:p>36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1]-[.G11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1]/3600*[.F11]*[.B11]" office:value-type="float" office:value="1078.5" calcext:value-type="float">
            <text:p>1078,5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11]*[.G11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400" calcext:value-type="float">
            <text:p>400</text:p>
          </table:table-cell>
          <table:table-cell table:style-name="ce14" table:formula="of:=[.R11]/[.O11]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" table:formula="of:=FLOOR(([.M11]+20)/3600)" office:value-type="float" office:value="5" calcext:value-type="float">
            <text:p>5</text:p>
          </table:table-cell>
          <table:table-cell table:style-name="ce9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10" calcext:value-type="float">
            <text:p>40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2]*[.C12]" office:value-type="float" office:value="36" calcext:value-type="float">
            <text:p>36</text:p>
          </table:table-cell>
          <table:table-cell table:style-name="ce14" table:formula="of:=[.C12]*[.D1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2]-[.G1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2]*[.H1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2]-[.K12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2]/3600*[.F12]*[.B12]" office:value-type="float" office:value="1078.5" calcext:value-type="float">
            <text:p>1078,5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12]*[.G12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2]/[.G12]" office:value-type="float" office:value="400" calcext:value-type="float">
            <text:p>400</text:p>
          </table:table-cell>
          <table:table-cell table:style-name="ce14" table:formula="of:=[.R12]/[.O12]" office:value-type="float" office:value="200" calcext:value-type="float">
            <text:p>2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2]*[.S1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" table:formula="of:=FLOOR(([.M12]+20)/3600)" office:value-type="float" office:value="5" calcext:value-type="float">
            <text:p>5</text:p>
          </table:table-cell>
          <table:table-cell table:style-name="ce9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9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15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1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3]*[.C13]" office:value-type="float" office:value="36" calcext:value-type="float">
            <text:p>36</text:p>
          </table:table-cell>
          <table:table-cell table:style-name="ce14" table:formula="of:=[.C13]*[.D1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3]-[.G1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3]*[.H1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3]-[.K13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3]/3600*[.F13]*[.B13]" office:value-type="float" office:value="1078.5" calcext:value-type="float">
            <text:p>1078,5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13]*[.G13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3]/[.G13]" office:value-type="float" office:value="400" calcext:value-type="float">
            <text:p>400</text:p>
          </table:table-cell>
          <table:table-cell table:style-name="ce14" table:formula="of:=[.R13]/[.O13]" office:value-type="float" office:value="400" calcext:value-type="float">
            <text:p>4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3]*[.S1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" table:formula="of:=FLOOR(([.M13]+20)/3600)" office:value-type="float" office:value="5" calcext:value-type="float">
            <text:p>5</text:p>
          </table:table-cell>
          <table:table-cell table:style-name="ce9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9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15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1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12942" calcext:value-type="float">
            <text:p>12942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5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09:00:04.4238847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35:57.122211293</meta:creation-date>
    <dc:date>2020-01-21T09:10:34.838169807</dc:date>
    <meta:editing-duration>PT6H7M10S</meta:editing-duration>
    <meta:editing-cycles>53</meta:editing-cycles>
    <meta:generator>LibreOffice/6.0.7.3$Linux_X86_64 LibreOffice_project/00m0$Build-3</meta:generator>
    <meta:document-statistic meta:table-count="4" meta:cell-count="1836" meta:object-count="0"/>
  </office:meta>
</office:document-meta>
</file>